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0f3dd" officeooo:paragraph-rsid="0020f3dd"/>
    </style:style>
    <style:style style:name="P2" style:family="paragraph" style:parent-style-name="Standard">
      <style:text-properties fo:language="en" fo:country="US" fo:font-weight="bold" officeooo:rsid="0022ae42" officeooo:paragraph-rsid="0022ae42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0f3dd" officeooo:paragraph-rsid="0022ae42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0f3dd" officeooo:paragraph-rsid="0020f3dd" style:font-weight-asian="bold" style:font-weight-complex="bold"/>
    </style:style>
    <style:style style:name="P5" style:family="paragraph" style:parent-style-name="Standard">
      <style:text-properties fo:language="en" fo:country="US" officeooo:rsid="0022ae42" officeooo:paragraph-rsid="0022ae42"/>
    </style:style>
    <style:style style:name="P6" style:family="paragraph" style:parent-style-name="List_20_Paragraph" style:list-style-name="WWNum1">
      <style:text-properties fo:language="en" fo:country="US" officeooo:paragraph-rsid="001b2662"/>
    </style:style>
    <style:style style:name="P7" style:family="paragraph" style:parent-style-name="List_20_Paragraph" style:list-style-name="WWNum1">
      <style:text-properties fo:language="en" fo:country="US" officeooo:paragraph-rsid="0020f3dd"/>
    </style:style>
    <style:style style:name="P8" style:family="paragraph" style:parent-style-name="List_20_Paragraph" style:list-style-name="WWNum1">
      <style:text-properties fo:language="en" fo:country="US" fo:font-weight="bold" officeooo:rsid="001b2662" officeooo:paragraph-rsid="001b2662" style:font-weight-asian="bold" style:font-weight-complex="bold"/>
    </style:style>
    <style:style style:name="P9" style:family="paragraph" style:parent-style-name="List_20_Paragraph" style:list-style-name="WWNum1">
      <style:text-properties fo:language="en" fo:country="US" fo:font-weight="bold" officeooo:rsid="001b2662" officeooo:paragraph-rsid="0020f3dd" style:font-weight-asian="bold" style:font-weight-complex="bold"/>
    </style:style>
    <style:style style:name="P10" style:family="paragraph" style:parent-style-name="List_20_Paragraph">
      <style:text-properties fo:language="en" fo:country="US" fo:font-weight="bold" officeooo:rsid="001b2662" officeooo:paragraph-rsid="0020f3dd" style:font-weight-asian="bold" style:font-weight-complex="bold"/>
    </style:style>
    <style:style style:name="P11" style:family="paragraph" style:parent-style-name="List_20_Paragraph" style:list-style-name="WWNum1">
      <style:text-properties fo:language="en" fo:country="US" fo:font-weight="bold" officeooo:rsid="001d4b97" officeooo:paragraph-rsid="001d4b97" style:font-weight-asian="bold" style:font-weight-complex="bold"/>
    </style:style>
    <style:style style:name="P12" style:family="paragraph" style:parent-style-name="List_20_Paragraph" style:list-style-name="WWNum1">
      <style:text-properties fo:language="en" fo:country="US" fo:font-weight="bold" officeooo:rsid="001e9cab" officeooo:paragraph-rsid="001e9cab" style:font-weight-asian="bold" style:font-weight-complex="bold"/>
    </style:style>
    <style:style style:name="P13" style:family="paragraph" style:parent-style-name="List_20_Paragraph" style:list-style-name="WWNum1">
      <style:text-properties fo:language="en" fo:country="US" fo:font-weight="bold" officeooo:rsid="00205918" officeooo:paragraph-rsid="00205918" style:font-weight-asian="bold" style:font-weight-complex="bold"/>
    </style:style>
    <style:style style:name="P14" style:family="paragraph" style:parent-style-name="List_20_Paragraph" style:list-style-name="WWNum1">
      <style:text-properties fo:font-weight="bold" officeooo:rsid="001b2662" officeooo:paragraph-rsid="001b2662" style:font-weight-asian="bold" style:font-weight-complex="bold"/>
    </style:style>
    <style:style style:name="P15" style:family="paragraph" style:parent-style-name="List_20_Paragraph" style:list-style-name="WWNum1">
      <style:text-properties fo:font-weight="bold" officeooo:rsid="001b2662" officeooo:paragraph-rsid="001b53d5" style:font-weight-asian="bold" style:font-weight-complex="bold"/>
    </style:style>
    <style:style style:name="P16" style:family="paragraph" style:parent-style-name="List_20_Paragraph" style:list-style-name="WWNum1">
      <style:text-properties fo:font-weight="bold" officeooo:rsid="001b2662" officeooo:paragraph-rsid="001d4b97" style:font-weight-asian="bold" style:font-weight-complex="bold"/>
    </style:style>
    <style:style style:name="P17" style:family="paragraph" style:parent-style-name="List_20_Paragraph" style:list-style-name="WWNum1">
      <style:text-properties fo:font-weight="bold" officeooo:rsid="001b53d5" officeooo:paragraph-rsid="001b53d5" style:font-weight-asian="bold" style:font-weight-complex="bold"/>
    </style:style>
    <style:style style:name="P18" style:family="paragraph" style:parent-style-name="List_20_Paragraph" style:list-style-name="WWNum1">
      <style:text-properties fo:font-weight="bold" officeooo:rsid="001b53d5" officeooo:paragraph-rsid="001b8862" style:font-weight-asian="bold" style:font-weight-complex="bold"/>
    </style:style>
    <style:style style:name="P19" style:family="paragraph" style:parent-style-name="List_20_Paragraph" style:list-style-name="WWNum1">
      <style:text-properties fo:font-weight="bold" officeooo:rsid="001b53d5" officeooo:paragraph-rsid="001d4b97" style:font-weight-asian="bold" style:font-weight-complex="bold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fo:language="en" fo:country="US" fo:font-weight="bold" officeooo:rsid="0022ae42" officeooo:paragraph-rsid="0022ae42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53d5"/>
    </style:style>
    <style:style style:name="T3" style:family="text">
      <style:text-properties fo:language="en" fo:country="US" officeooo:rsid="001b2662"/>
    </style:style>
    <style:style style:name="T4" style:family="text">
      <style:text-properties fo:language="en" fo:country="US" officeooo:rsid="001b8862"/>
    </style:style>
    <style:style style:name="T5" style:family="text">
      <style:text-properties fo:language="en" fo:country="US" officeooo:rsid="001d4b97"/>
    </style:style>
    <style:style style:name="T6" style:family="text">
      <style:text-properties fo:language="en" fo:country="US" officeooo:rsid="0020f3dd"/>
    </style:style>
    <style:style style:name="T7" style:family="text">
      <style:text-properties officeooo:rsid="0020f3dd"/>
    </style:style>
    <style:style style:name="T8" style:family="text">
      <style:text-properties officeooo:rsid="001d4b97"/>
    </style:style>
    <style:style style:name="T9" style:family="text">
      <style:text-properties officeooo:rsid="001b53d5"/>
    </style:style>
    <style:style style:name="T10" style:family="text">
      <style:text-properties officeooo:rsid="0022ae42"/>
    </style:style>
    <style:style style:name="T11" style:family="text">
      <style:text-properties officeooo:rsid="001b266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2662" style:font-weight-asian="bold" style:font-weight-complex="bold"/>
    </style:style>
    <style:style style:name="T14" style:family="text">
      <style:text-properties fo:font-weight="bold" officeooo:rsid="0022ae4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55138946937063655" text:style-name="WWNum1">
        <text:list-item>
          <text:p text:style-name="P6">what time of the day and on what day do people measure themselves?</text:p>
          <text:p text:style-name="P8">from(statsensor) | filterColumn(tijd) | is(timeMeasured) </text:p>
        </text:list-item>
        <text:list-item>
          <text:p text:style-name="P6">what time of the day and on what day do they enter measure measurement?</text:p>
          <text:p text:style-name="P8">from(websiteData, statsensor) | constraint(websiteData.id = statsensor.metaData) | filterColumns(invoerTijd, invoerDatum) | is(datatimeEntered)</text:p>
        </text:list-item>
        <text:list-item>
          <text:p text:style-name="P6">What is the difference in time between measurement device and entering data in Mijnnierinzicht?</text:p>
          <text:p text:style-name="P14"><text:span text:style-name="T1">from(websiteData, statsensor) | constraint(websiteData.id = statsensor.metaData AND website.measureDate = statsensor.Date </text:span><text:span text:style-name="T2">AND website.measureVar = “keratine”</text:span><text:span text:style-name="T1">) | function(websiteData.dateTime – statsensor.DataTime) | is(timeDif)</text:span></text:p>
        </text:list-item>
        <text:list-item>
          <text:p text:style-name="P6">Is there a difference between StatSensor measurement and what patients enter into Mijnnierinzicht</text:p>
          <text:p text:style-name="P15"><text:span text:style-name="T1">from(websiteData, statsensor) | constraint(websiteData.id = statsensor.metaData AND website.measureDate = statsensor.Date <text:s/></text:span><text:span text:style-name="T2">AND website.measureVar = “keratine”</text:span><text:span text:style-name="T1">) | constraint(website.value != measurement.value) | is(inputDif)</text:span></text:p>
        </text:list-item>
        <text:list-item>
          <text:p text:style-name="P6">How often do patients measure themselves before they enter data into Mijnnierinzicht?</text:p>
          <text:p text:style-name="P15"><text:span text:style-name="T1">from(websiteData, statsensor) | constraint(websiteData.id = statsensor.metaData AND website.measureDate = statsensor.Date <text:s/></text:span><text:span text:style-name="T2">AND website.measureVar = “keratine”</text:span><text:span text:style-name="T1">) | count(</text:span><text:span text:style-name="T2">website.measureDate) | is(counts)</text:span></text:p>
        </text:list-item>
        <text:list-item>
          <text:p text:style-name="P6">If a patient did measure multiple time, what measure do he/she eventually enter into Mijnnierinzicht?</text:p>
          <text:p text:style-name="P17"><text:span text:style-name="T1">from(counts,websiteData) | constraint(websitedata.measureDate = counts.measureDate </text:span><text:span text:style-name="T3"><text:s/></text:span><text:span text:style-name="T1">AND website.measureVar = “keratine” AND count &gt; 1) | getColumn(value) | is(entered)</text:span></text:p>
        </text:list-item>
        <text:list-item>
          <text:p text:style-name="P6">Do patient follow up advice given my Mijnnierinzicht?</text:p>
          <text:p text:style-name="P18"><text:span text:style-name="T1">from(websiteDat</text:span><text:span text:style-name="T5">a</text:span><text:span text:style-name="T1">) | </text:span><text:span text:style-name="T4">constraint(website.id = statsensor.metadata) | </text:span><text:span text:style-name="T1">is(websitedata</text:span><text:span text:style-name="T4">3</text:span><text:span text:style-name="T1">) <text:s/></text:span><text:span text:style-name="T4">| constraint(websitedata3.metingGG = 4) | <text:s/></text:span><text:span text:style-name="T1">is(websitedata2) |</text:span><text:span text:style-name="T4"> f</text:span><text:span text:style-name="T5">r</text:span><text:span text:style-name="T4">om(websitedata3) | constraint(websitedata3.metingGG &gt; 3) | </text:span><text:span text:style-name="T1">is(websitedata</text:span><text:span text:style-name="T4">1</text:span><text:span text:style-name="T1">) </text:span><text:span text:style-name="T4">| from(website1, website2) | constraint(website1.date = website2.date – 1) | is(web4) | from(web2, web4) | NOT(web2, web4) | is(web5) | from(web5, web3) | constraint(web5.date = web3.date – 1) | is(done) | from(web5, done) | NOT(web5,done) | is(notDone) | Count() | is(countnot) | from(done) | COUNT(done) | is(countdone) | union(countdone, done)</text:span></text:p>
        </text:list-item>
        <text:list-item>
          <text:p text:style-name="P6">What are the conditions under which people start deviating from their normal measurement routine?</text:p>
          <text:p text:style-name="P11">Huil in een hoekje</text:p>
        </text:list-item>
        <text:list-item>
          <text:p text:style-name="P6">What are the conditions under which people overwrite their initial data entered in Mijnnierinzicht?</text:p>
          <text:p text:style-name="P11">From(websiteData) | constraint(webstite.updateDatam &gt; website.inputData) | is(updated)</text:p>
        </text:list-item>
        <text:list-item>
          <text:p text:style-name="P6">Find cases where there is a difference between device measurement and what is entered in Mijnnierinzicht </text:p>
          <text:p text:style-name="P16"><text:span text:style-name="T1">from(websiteData, statsensor) | constraint(websiteData.id = statsensor.metaData AND website.measureDate = statsensor.Date <text:s/></text:span><text:span text:style-name="T2">AND website.measureVar = “keratine”</text:span><text:span text:style-name="T1">) | </text:span><text:span text:style-name="T5">constraint(web.value != stat.value) | is(wrong)</text:span></text:p>
        </text:list-item>
        <text:list-item>
          <text:p text:style-name="P6">find cases where Mijnnierinzicht advice to contact the hospital</text:p>
          <text:p text:style-name="P19"><text:span text:style-name="T6">f</text:span><text:span text:style-name="T1">rom(websiteDat</text:span><text:span text:style-name="T5">a</text:span><text:span text:style-name="T1">) | </text:span><text:span text:style-name="T4">constraint(website.id = statsensor.metadata) | </text:span><text:span text:style-name="T1">is(websitedata</text:span><text:span text:style-name="T4">3</text:span><text:span text:style-name="T1">) <text:s/></text:span><text:span text:style-name="T4">| constraint(websitedata3.metingGG = </text:span><text:span text:style-name="T5">4</text:span><text:span text:style-name="T4">) | <text:s/></text:span><text:span text:style-name="T1">is(websitedata2) |</text:span><text:span text:style-name="T4"> </text:span><text:span text:style-name="T1">is(websitedata</text:span><text:span text:style-name="T5">1</text:span><text:span text:style-name="T1">) <text:s/></text:span><text:span text:style-name="T5">| from(web1, web2) | constraint(web1.date = web2.date – 1) | is(hosp1) | </text:span><text:span text:style-name="T4">f</text:span><text:span text:style-name="T5">r</text:span><text:span text:style-name="T4">om(websitedata3) | constraint(websitedata3.metingGG </text:span><text:span text:style-name="T5">= 4</text:span><text:span text:style-name="T4">) | </text:span><text:span text:style-name="T5">UNION(hosp1) | is(hospital)</text:span></text:p>
        </text:list-item>
        <text:list-item>
          <text:p text:style-name="P6">How well do patients follow up advice of Mijnnierinzicht to re-measure again?</text:p>
          <text:p text:style-name="P12">from(website) | constrain(web.metingGG &gt; 3 AND rev = 1) | is(web2) | from(web) | constraint(web.rev = 2) | is(web3) | from(web3, web2) | constrain(web3.date = web2.date).</text:p>
        </text:list-item>
        <text:list-item>
          <text:p text:style-name="P6">Do external factors, such as holidays, have an effect on the patient’s measurement routine?</text:p>
          <text:p text:style-name="P12"><text:soft-page-break/>Huil op vakantie</text:p>
        </text:list-item>
        <text:list-item>
          <text:p text:style-name="P6">Is the value of creatine, blood pressure, HR effecting the patient’s measurement routine?</text:p>
          <text:p text:style-name="P13"/>
        </text:list-item>
      </text:list>
      <text:p text:style-name="P1">Event def:</text:p>
      <text:p text:style-name="P3"><text:span text:style-name="T10">def identifier() : Event = </text:span><text:s/>codename ON tables WHERE <text:span text:style-name="T10">(</text:span>constraint(table.val = val) exist(table as t1 <text:s/>constraint</text:p>
      <text:p text:style-name="P4">)<text:span text:style-name="T10">)</text:span></text:p>
      <text:p text:style-name="P4"/>
      <text:p text:style-name="P3"><text:span text:style-name="T10">def identifier() : Event = </text:span><text:s/>codeName on TABLE constraint(TABLE.val = 42) EXIST (TABLE as T2 constraint(T2.day = TABLE.day + 1 AND T2.val = 43), TABLEWEBSTIE(……)</text:p>
      <text:p text:style-name="P4"/>
      <text:p text:style-name="P1">VB <text:s/>single device measurement – single web entry; </text:p>
      <text:p text:style-name="P3"><text:span text:style-name="T10">def identifier() : Event = </text:span><text:s/>“singleDivice-singleWeb” ON statsensor, website WHERE (constraint(statsensor.metadata = website.userid AND statsensor.date = website.date) | count() = 1)</text:p>
      <text:p text:style-name="P4"/>
      <text:p text:style-name="P1">multiple device measurement – single web entry</text:p>
      <text:p text:style-name="P3"><text:span text:style-name="T10">def identifier() : Event = </text:span><text:s/>“multipleDivice-singleWeb” ON statsensor, website WHERE (constraint(statsensor.metadata = website.userid AND statsensor.date = website.date) | count() &gt; 1)</text:p>
      <text:p text:style-name="P4"/>
      <text:p text:style-name="P1"/>
      <text:list xml:id="list110557948384827" text:continue-numbering="true" text:style-name="WWNum1">
        <text:list-item>
          <text:p text:style-name="P7">Find cases where there is a difference between device measurement and what is entered in Mijnnierinzicht </text:p>
          <text:p text:style-name="P9"/>
          <text:p text:style-name="P9"/>
        </text:list-item>
      </text:list>
      <text:p text:style-name="P10"/>
      <text:p text:style-name="P20">Set code on statsensor en website:</text:p>
      <text:p text:style-name="P5"><text:span text:style-name="T12">def identifier() : Event = <text:s/>“wrong” ON <text:s/>websiteData, statsensor WHERE (constraint</text:span><text:span text:style-name="T13">(websiteData.id = statsensor.metaData AND website.measureDate = statsensor.Date <text:s/>AND website.measureVar = “keratine”) | constraint(web.value != stat.value)</text:span><text:span text:style-name="T12">)</text:span></text:p>
      <text:p text:style-name="P5"/>
      <text:p text:style-name="P2">SetCode(“wrong”); --optioneel, misschien automatisch</text:p>
      <text:p text:style-name="P2"/>
      <text:p text:style-name="P2">Set code alleen op statsensot:</text:p>
      <text:p text:style-name="P2"/>
      <text:p text:style-name="P2">def identifier() : Event = <text:s/>“wrong” ON statsensor WHERE (from(websiteData) | constraint<text:span text:style-name="T11">(websiteData.id = statsensor.metaData AND website.measureDate = statsensor.Date <text:s/>AND website.measureVar = “keratine”) | constraint(web.value != stat.value)</text:span>)</text:p>
      <text:p text:style-name="P5"/>
      <text:p text:style-name="P2">SetCode(“wrong”);</text:p>
      <text:p text:style-name="P2"/>
      <text:p text:style-name="P1">MISSING dingen: Union, intersection, table1 – table2, EXIST, rename table tijdelijk, groepering, column toevoegen, column filteren, datum additions, JOI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3" style:display-name="ListLabel 3" style:family="text">
      <style:text-properties style:font-name-complex="Tahoma1" style:font-family-complex="Tahoma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Tahoma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1:19:34.223633549</meta:creation-date>
    <dc:date>2015-05-28T11:05:55.798036841</dc:date>
    <meta:editing-duration>PT23M30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2" meta:paragraph-count="46" meta:word-count="667" meta:character-count="5248" meta:non-whitespace-character-count="4625"/>
  </office:meta>
</office:document-meta>
</file>